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c3a88" officeooo:paragraph-rsid="001c3a88"/>
    </style:style>
    <style:style style:name="P2" style:family="paragraph" style:parent-style-name="Standard">
      <style:text-properties officeooo:rsid="001decb3" officeooo:paragraph-rsid="001decb3"/>
    </style:style>
    <style:style style:name="P3" style:family="paragraph" style:parent-style-name="Standard">
      <style:text-properties officeooo:rsid="001e4503" officeooo:paragraph-rsid="001e4503"/>
    </style:style>
    <style:style style:name="P4" style:family="paragraph" style:parent-style-name="Standard">
      <style:text-properties officeooo:rsid="001fa61c" officeooo:paragraph-rsid="001fa61c"/>
    </style:style>
    <style:style style:name="P5" style:family="paragraph" style:parent-style-name="Standard">
      <style:text-properties officeooo:rsid="0020a215" officeooo:paragraph-rsid="0020a215"/>
    </style:style>
    <style:style style:name="P6" style:family="paragraph" style:parent-style-name="Standard">
      <style:text-properties officeooo:rsid="0021853e" officeooo:paragraph-rsid="0021853e"/>
    </style:style>
    <style:style style:name="T1" style:family="text">
      <style:text-properties officeooo:rsid="001c3a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1">bright to gloomy</text:span></text:p>
      <text:p text:style-name="Standard">-<text:span text:style-name="T1">stardev like</text:span></text:p>
      <text:p text:style-name="Standard"/>
      <text:p text:style-name="P1">winter tappaa kasvit yms</text:p>
      <text:p text:style-name="P1"/>
      <text:p text:style-name="P2">cute zombi survival / life sim</text:p>
      <text:p text:style-name="P2"/>
      <text:p text:style-name="P3">voi levelaa rogue… ranger… shooter…</text:p>
      <text:p text:style-name="P3"/>
      <text:p text:style-name="P4">Rakentaa sanctuary jonne tulee lisää väkeä</text:p>
      <text:p text:style-name="P4">--------------------</text:p>
      <text:p text:style-name="P5">Inventory antaa signalin game manageriin “this inventory, this slot, event”</text:p>
      <text:p text:style-name="P5"/>
      <text:p text:style-name="P5">------</text:p>
      <text:p text:style-name="P6">Equipped item scene jossa on itemien logiikka.</text:p>
      <text:p text:style-name="P6">Itemeillä on methodi joka antaa equipped itemille tarvittavat tiedot.</text:p>
      <text:p text:style-name="P6"/>
      <text:p text:style-name="P6">Eisim jos itemillä on “attack” nii se plauttaa attack classin</text:p>
      <text:p text:style-name="P6">jos sillä on “shoot” nii se plauttaa mitä ominaisuukisa sillä on.</text:p>
      <text:p text:style-name="P6"/>
      <text:p text:style-name="P6">Näin pelilogiikkaa ei tarvitse pitää resursseissa, eikä myöskään tehdä sceneä kaikille.</text:p>
      <text:p text:style-name="P6"/>
      <text:p text:style-name="P6">Tee export texture joka on sen itemin equipped tex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8:34:16.793293369</meta:creation-date>
    <dc:date>2023-11-24T05:07:01.117601353</dc:date>
    <meta:editing-duration>PT1H26M48S</meta:editing-duration>
    <meta:editing-cycles>6</meta:editing-cycles>
    <meta:generator>LibreOffice/7.6.2.1$Linux_X86_64 LibreOffice_project/60$Build-1</meta:generator>
    <meta:document-statistic meta:table-count="0" meta:image-count="0" meta:object-count="0" meta:page-count="1" meta:paragraph-count="15" meta:word-count="95" meta:character-count="645" meta:non-whitespace-character-count="565"/>
  </office:meta>
</office:document-meta>
</file>